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pitch="variable"/>
    <style:font-face style:name="Bitstream Charter1" svg:font-family="'Bitstream Charter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Bitstream Charter" officeooo:rsid="00559bf8" officeooo:paragraph-rsid="00559bf8"/>
    </style:style>
    <style:style style:name="P2" style:family="paragraph" style:parent-style-name="Text_20_body">
      <style:text-properties style:font-name="Bitstream Charter" fo:font-style="italic" officeooo:rsid="0057c71f" officeooo:paragraph-rsid="0057c71f" style:font-style-asian="italic" style:font-style-complex="italic"/>
    </style:style>
    <style:style style:name="P3" style:family="paragraph" style:parent-style-name="Text_20_body">
      <style:text-properties officeooo:rsid="00559bf8" officeooo:paragraph-rsid="00559bf8"/>
    </style:style>
    <style:style style:name="P4" style:family="paragraph" style:parent-style-name="Text_20_body">
      <style:text-properties officeooo:rsid="005606ce" officeooo:paragraph-rsid="005606ce"/>
    </style:style>
    <style:style style:name="P5" style:family="paragraph" style:parent-style-name="Text_20_body">
      <style:text-properties officeooo:rsid="0057c71f" officeooo:paragraph-rsid="0057c71f"/>
    </style:style>
    <style:style style:name="P6" style:family="paragraph" style:parent-style-name="Title">
      <style:text-properties style:font-name="Bitstream Charter"/>
    </style:style>
    <style:style style:name="P7" style:family="paragraph" style:parent-style-name="Heading_20_1">
      <style:text-properties style:font-name="Bitstream Charter"/>
    </style:style>
    <style:style style:name="P8" style:family="paragraph" style:parent-style-name="Heading_20_1">
      <style:text-properties style:font-name="Bitstream Charter" officeooo:rsid="00559bf8" officeooo:paragraph-rsid="00559bf8"/>
    </style:style>
    <style:style style:name="P9" style:family="paragraph" style:parent-style-name="Heading_20_1">
      <style:text-properties style:font-name="Bitstream Charter" officeooo:rsid="0057c71f" officeooo:paragraph-rsid="0057c71f"/>
    </style:style>
    <style:style style:name="P10" style:family="paragraph" style:parent-style-name="Heading_20_1">
      <style:text-properties officeooo:rsid="0057c71f" officeooo:paragraph-rsid="0057c71f"/>
    </style:style>
    <style:style style:name="P11" style:family="paragraph" style:parent-style-name="citation">
      <style:paragraph-properties fo:line-height="80%"/>
    </style:style>
    <style:style style:name="P12" style:family="paragraph" style:parent-style-name="code">
      <style:text-properties style:font-name="Bitstream Charter"/>
    </style:style>
    <style:style style:name="T1" style:family="text">
      <style:text-properties officeooo:rsid="00559bf8"/>
    </style:style>
    <style:style style:name="T2" style:family="text">
      <style:text-properties officeooo:rsid="005606ce"/>
    </style:style>
    <style:style style:name="T3" style:family="text">
      <style:text-properties officeooo:rsid="0057c7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T Github</text:p>
      <text:h text:style-name="P7" text:outline-level="1">Installation</text:h>
      <text:p text:style-name="P12"># apt install git</text:p>
      <text:h text:style-name="P9" text:outline-level="1">Configuration</text:h>
      <text:p text:style-name="P2">Cf:gitinit.txt</text:p>
      <text:h text:style-name="P8" text:outline-level="1">Versionner un projet</text:h>
      <text:p text:style-name="P1">Dans le dossier du projet</text:p>
      <text:p text:style-name="code"># git init</text:p>
      <text:p text:style-name="P3">Créer un fichier .git ignore</text:p>
      <text:p text:style-name="code"># touch .gitignore</text:p>
      <text:p text:style-name="Text_20_body">Le fichier .gitignore permet d’ignorer le suivi de certains certains. Les fichiers à ignorer sont généralement les images, les .class, les fichiers générés par les IDE (sur eclipse .project) les répertoire /target, <text:span text:style-name="T1">les binaires,</text:span> etc.. On ne versionne que les sources.</text:p>
      <text:p text:style-name="P3">.gitignore classique en java :</text:p>
      <text:p text:style-name="P11">*.class</text:p>
      <text:p text:style-name="P11"># BlueJ files</text:p>
      <text:p text:style-name="P11">*.ctxt</text:p>
      <text:p text:style-name="P11"># Mobile Tools for Java (J2ME)</text:p>
      <text:p text:style-name="P11">.mtj.tmp/</text:p>
      <text:p text:style-name="P11"># Package Files #</text:p>
      <text:p text:style-name="P11">*.jar</text:p>
      <text:p text:style-name="P11">*.war</text:p>
      <text:p text:style-name="P11">*.ear</text:p>
      <text:p text:style-name="P11"># virtual machine crash logs, see http://www.java.com/en/download/help/error_hotspot.xml</text:p>
      <text:p text:style-name="P11">hs_err_pid*</text:p>
      <text:p text:style-name="P11"># Web content</text:p>
      <text:p text:style-name="P11">*.png</text:p>
      <text:p text:style-name="P11">*.jpg</text:p>
      <text:p text:style-name="P11">*.jpeg</text:p>
      <text:p text:style-name="P11">*.project</text:p>
      <text:p text:style-name="P11">*.metadata</text:p>
      <text:p text:style-name="P11">*.classpath</text:p>
      <text:p text:style-name="P11">.settings/</text:p>
      <text:p text:style-name="P11">target/</text:p>
      <text:p text:style-name="P5"><text:soft-page-break/>Ensuite, il faut vérifier que les fichiers suivis ne sont que ceux qui doivent l’être</text:p>
      <text:p text:style-name="code">$ git status</text:p>
      <text:p text:style-name="P5">Si c’est le cas, commit (sinon modification du .gitignore jusqu’au résultat attendu).</text:p>
      <text:p text:style-name="code">$ git commit -m 'premier commit'</text:p>
      <text:p text:style-name="P5">On ajoute un remote nommé "origin" pointant votre dépôt GitHub.</text:p>
      <text:p text:style-name="code">$ git remote add origin <text:a xlink:type="simple" xlink:href="https://github.com/username/Hello-World.git" text:style-name="Internet_20_link" text:visited-style-name="Visited_20_Internet_20_Link">https://github.com/username/</text:a><text:a xlink:type="simple" xlink:href="https://github.com/username/Hello-World.git" text:style-name="Internet_20_link" text:visited-style-name="Visited_20_Internet_20_Link"><text:span text:style-name="T3">project</text:span></text:a><text:a xlink:type="simple" xlink:href="https://github.com/username/Hello-World.git" text:style-name="Internet_20_link" text:visited-style-name="Visited_20_Internet_20_Link">.git</text:a></text:p>
      <text:p text:style-name="P5">Et, on push</text:p>
      <text:p text:style-name="code">$ git push origin master</text:p>
      <text:h text:style-name="P10" text:outline-level="1">Cloner un projet</text:h>
      <text:p text:style-name="P5">Créer un répertoire cible</text:p>
      <text:p text:style-name="code">$ mkdir project_folder</text:p>
      <text:p text:style-name="P5">et cloner le project</text:p>
      <text:p text:style-name="code">$ git clone https://github.com/<text:span text:style-name="T3">user</text:span>/<text:span text:style-name="T3">project_to_clone</text:span>.git</text:p>
      <text:h text:style-name="Heading_20_1" text:outline-level="1">Tips</text:h>
      <text:p text:style-name="P4">Lorsque votre commande git status vous indique, après un rebase -i interrompu, ou un git co &lt;commit&gt;</text:p>
      <text:p text:style-name="citation">HEAD détachée sur 0e3e5ef</text:p>
      <text:p text:style-name="P4">Le plus simple est de créer une branche temporaire, puis rétablir la base de votre branche en cours dessus. Mettons que vous êtes sur la branche dev :</text:p>
      <text:p text:style-name="code"><text:span text:style-name="T2">$</text:span> git checkout -b temp</text:p>
      <text:p text:style-name="P4">De positionner develop dessus</text:p>
      <text:p text:style-name="code">$ git branch -f dev temp</text:p>
      <text:p text:style-name="code">$ git checkout dev</text:p>
      <text:p text:style-name="P4">et de supprimer la branche temporaire</text:p>
      <text:p text:style-name="code">$ git branch -d tem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pitch="variable"/>
    <style:font-face style:name="Bitstream Charter1" svg:font-family="'Bitstream Charter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font-name="Bitstream Charter1" fo:font-family="'Bitstream Charter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master-page-name="">
      <loext:graphic-properties draw:fill="solid" draw:fill-color="#cccccc" draw:fill-image-width="0cm" draw:fill-image-height="0cm"/>
      <style:paragraph-properties style:page-number="auto" fo:background-color="#cccccc" style:writing-mode="page"/>
      <style:text-properties style:font-name="Bitstream Charter1" fo:font-family="'Bitstream Charter'" style:font-style-name="Normal" style:font-pitch="variable" officeooo:rsid="00139aa2" fo:background-color="#cccccc" style:font-size-asian="10.5pt"/>
    </style:style>
    <style:style style:name="citation" style:family="paragraph" style:parent-style-name="Text_20_body">
      <loext:graphic-properties draw:fill="solid" draw:fill-color="#eeeeee" draw:fill-image-width="0cm" draw:fill-image-height="0cm"/>
      <style:paragraph-properties fo:margin-left="0cm" fo:margin-right="0cm" fo:text-indent="0cm" style:auto-text-indent="false" fo:background-color="#eeeeee" style:shadow="none" style:writing-mode="page"/>
      <style:text-properties fo:font-size="10pt" style:font-size-asian="10.5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7:55:27.330730433</meta:creation-date>
    <dc:date>2018-01-23T19:24:41.031614034</dc:date>
    <meta:editing-duration>PT28M17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2" meta:paragraph-count="55" meta:word-count="270" meta:character-count="1678" meta:non-whitespace-character-count="1463"/>
  </office:meta>
</office:document-meta>
</file>